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15.8138in"/>
    </style:style>
    <style:style style:name="co19" style:family="table-column">
      <style:table-column-properties fo:break-before="auto" style:column-width="6.7756in"/>
    </style:style>
    <style:style style:name="co20" style:family="table-column">
      <style:table-column-properties fo:break-before="auto" style:column-width="4.666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1.1827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4" table:number-columns-repeated="8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display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promo_text</text:p>
          </table:table-cell>
          <table:table-cell office:value-type="string" calcext:value-type="string">
            <text:p>custom_ic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game_text_scale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title_color_override</text:p>
          </table:table-cell>
          <table:table-cell office:value-type="string" calcext:value-type="string">
            <text:p>type_color_override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bug_image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steel_is_steel.png</text:p>
          </table:table-cell>
          <table:table-cell/>
          <table:table-cell office:value-type="string" calcext:value-type="string">
            <text:p>Steel is Steel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Maneuv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y a Free Peoples weapon or armor from your opponent's discard pile on a [moria] Orc; ignore the first sentence of its game text.&lt;br&gt;If it is a [dwarf] possession, add (2).</text:p>
          </table:table-cell>
          <table:table-cell office:value-type="string" calcext:value-type="string">
            <text:p>"'Hey, man, free is free,' he said. 'Don't knock it till you've tried it.'"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#FF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aragorn_full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ng-bearer. <text:s/>Ring-bearer (resistance 10). \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2"/>
          <table:table-cell office:value-type="string" calcext:value-type="string">
            <text:p>disclaimer_light,full_ar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#FFFFFF</text:p>
          </table:table-cell>
          <table:table-cell table:number-columns-repeated="17"/>
        </table:table-row>
        <table:table-row table:style-name="ro1" table:number-rows-repeated="16">
          <table:table-cell table:number-columns-repeated="4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7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9:03:58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1T00:36:03.042000000</dc:date>
    <meta:editing-duration>P9DT3H15M41S</meta:editing-duration>
    <meta:editing-cycles>195</meta:editing-cycles>
    <meta:generator>LibreOffice/6.4.3.2$Windows_X86_64 LibreOffice_project/747b5d0ebf89f41c860ec2a39efd7cb15b54f2d8</meta:generator>
    <meta:document-statistic meta:table-count="1" meta:cell-count="76" meta:object-count="0"/>
  </office:meta>
</office:document-meta>
</file>